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.673cm" svg:x="2cm" svg:y="2.02cm">
          <text:p text:style-name="P1">Choose </text:p>
          <text:p text:style-name="P1">Coordina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93cm" svg:height="1.673cm" svg:x="8.007cm" svg:y="2.027cm">
          <text:p text:style-name="P1">Generate</text:p>
          <text:p text:style-name="P1">NMEA fi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2.9cm" svg:x2="8cm" svg:y2="2.9cm">
          <text:p/>
        </draw:line>
        <draw:custom-shape draw:style-name="gr1" draw:text-style-name="P1" draw:layer="layout" svg:width="3.993cm" svg:height="1.673cm" svg:x="14cm" svg:y="2.027cm">
          <text:p text:style-name="P1">Download Ephemer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93cm" svg:height="2.384cm" svg:x="20cm" svg:y="1.672cm">
          <text:p text:style-name="P1">Compile Signal Binary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93cm" svg:height="1.673cm" svg:x="26.007cm" svg:y="2.027cm">
          <text:p text:style-name="P1">Transmit Sign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93cm" svg:height="1.673cm" svg:x="32cm" svg:y="2.027cm">
          <text:p text:style-name="P1">Log GPS dat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3:59:13.747674199</meta:creation-date>
    <dc:date>2021-04-14T14:28:03.556265989</dc:date>
    <meta:editing-duration>PT18M39S</meta:editing-duration>
    <meta:editing-cycles>1</meta:editing-cycles>
    <meta:document-statistic meta:object-count="7"/>
    <meta:generator>LibreOffice/6.4.6.2$Linux_X86_64 LibreOffice_project/40$Build-2</meta:generator>
  </office:meta>
</office:document-meta>
</file>